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dddddd" draw:textarea-horizontal-align="justify" draw:textarea-vertical-align="middle" draw:auto-grow-height="false" fo:min-height="1.75cm" fo:min-width="6.5cm"/>
    </style:style>
    <style:style style:name="gr2" style:family="graphic" style:parent-style-name="standard">
      <style:graphic-properties draw:stroke="none" svg:stroke-color="#000000" draw:fill="none" draw:fill-color="#ffffff" fo:min-height="6.25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margin-left="0cm" fo:margin-right="0cm" fo:text-indent="0.4cm"/>
    </style:style>
    <style:style style:name="P3" style:family="paragraph">
      <loext:graphic-properties draw:fill="none" draw:fill-color="#ffffff"/>
      <style:paragraph-properties fo:margin-left="0cm" fo:margin-right="0cm" fo:text-indent="0.4cm" style:writing-mode="lr-tb"/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style:style style:name="T1" style:family="text"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cm" svg:height="2cm" svg:x="1.5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.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.5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.5cm" svg:height="6.5cm" svg:x="11.25cm" svg:y="3cm">
          <draw:text-box>
            <text:p text:style-name="P2"><text:span text:style-name="T1">Sobre 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7T20:38:16.705056335</meta:creation-date>
    <dc:date>2021-07-08T20:38:29.478418904</dc:date>
    <meta:editing-duration>PT20M40S</meta:editing-duration>
    <meta:editing-cycles>5</meta:editing-cycles>
    <meta:generator>LibreOffice/7.0.6.2$Linux_X86_64 LibreOffice_project/00$Build-2</meta:generator>
    <meta:document-statistic meta:object-count="4"/>
  </office:meta>
</office:document-meta>
</file>